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fba9e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fba9e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1fba9e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1fba9e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جِنِّ]</text:h>
      <text:p text:style-name="P2" loext:marker-style-name="T2"><text:span text:style-name="T2">¤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قُلُ </text:span><text:span text:style-name="T5">۷</text:span><text:span text:style-name="T2">وحِيَ إِلَــيَّ أَنَّهُ èسْتَمَعَ نَفَرٌ مِّــنَ </text:span><text:span text:style-name="T5">۰</text:span><text:span text:style-name="T2">لْجِنِّ فَقَالُوٓاْ إِنَّا سَمِعْنَا قُرْءَاناٗ عَجَباً </text:span><text:span text:style-name="T3">(1)</text:span><text:span text:style-name="T2"> يَهْدِىٓ إِلَي </text:span><text:span text:style-name="T5">۰</text:span><text:span text:style-name="T2">لرُّشْدِ فَــَٔامَنَّا بِهِ” وَلَــن نُّشْرۣكككَ بِرَبِّنَآ أَحَداًؐ </text:span><text:span text:style-name="T3">(2)</text:span><text:span text:style-name="T2"> وَإِنَّهُ„ تَعَـٰلۭيٰ جَدُّ رَبِّنَا مَا "تَّخَذَ صَـٰحِبَةً وَلاَ وَلَداًؐ </text:span><text:span text:style-name="T3">(3)</text:span><text:span text:style-name="T2"> وَإِنَّهُ„ كَانَ يَقُولُ سَفِيهُنَا عَلَــي </text:span><text:span text:style-name="T5">۰</text:span><text:span text:style-name="T2">للَّهِ شَطَطاًؐ </text:span><text:span text:style-name="T3">(4)</text:span><text:span text:style-name="T2"> وَإِنَّا ظَنَنَّآ أَن لَّن تَقُولَ </text:span><text:span text:style-name="T5">۰</text:span><text:span text:style-name="T2">لِانسُ وَالْجِــنُّ عَلَي </text:span><text:span text:style-name="T5">۰</text:span><text:span text:style-name="T2">للَّهِ كَذِباًؐ </text:span><text:span text:style-name="T3">(5)</text:span><text:span text:style-name="T2"> وَإِنَّهُ„ كَانَ رۣجَالٌ مِّــنَ </text:span><text:span text:style-name="T5">۰</text:span><text:span text:style-name="T2">لِانسِ يَعُوذُونَ بِـرۣجَالٍ مِّنَ </text:span><text:span text:style-name="T5">۰</text:span><text:span text:style-name="T2">لْجِنِّ فَزَادُوهُمْ رَهَقاًؐ </text:span><text:span text:style-name="T3">(6)</text:span><text:span text:style-name="T2"> وَإِنَّهُمْ ظَنُّواْ كَمَا ظَنَنتُمُ; أَن لَّنْ يَّبْعَثَ </text:span><text:span text:style-name="T5">۰</text:span><text:span text:style-name="T2">للَّهُ أَحَداًؐ </text:span><text:span text:style-name="T3">(7)</text:span><text:span text:style-name="T2"> وَإِنَّا لَمَسْنَا </text:span><text:span text:style-name="T5">۰</text:span><text:span text:style-name="T2">لسَّمَآءَ فَوَجَدْنَـٰهَا مُلِيؕتْ حَرَساً</text:span></text:p>
      <text:p text:style-name="P3" loext:marker-style-name="T2"/>
      <text:p text:style-name="P4" loext:marker-style-name="T2"><text:span text:style-name="T2">598</text:span></text:p>
      <text:p text:style-name="P2" loext:marker-style-name="T2"><text:span text:style-name="T2">شَدِيداً وَشُهُباًؐ </text:span><text:span text:style-name="T3">(8)</text:span><text:span text:style-name="T2"> وَإِنَّا كُنَّا نَقْعُدُ مِنْهَا مَقَـٰعِدَ لِلسَّمْعِ فَمَـنْ يَّسْتَمِعِ </text:span><text:span text:style-name="T5">۱</text:span><text:span text:style-name="T2">لاَنَ يَجِدْ لَهُ„ شِهَاباً رَّصَداًؐ </text:span><text:span text:style-name="T3">(9)</text:span><text:span text:style-name="T2"> وَإِنَّا لاَ نَدْرۣىٓ أَشَرّﹲ </text:span><text:span text:style-name="T5">۷</text:span><text:span text:style-name="T2">رۣيدَ بِمَن فِى </text:span><text:span text:style-name="T5">۱</text:span><text:span text:style-name="T2">لاَرْضِ أَمَ اَرَادَ بِهِمْ رَبُّهُمْ رَشَداًؐ </text:span><text:span text:style-name="T3">(10)</text:span><text:span text:style-name="T2"> وَإِنَّا مِنَّا </text:span><text:span text:style-name="T5">۰</text:span><text:span text:style-name="T2">ڤصَّـٰڤِحُونَ وَمِنَّا دُونَ ذَ؛لِــكَؐ كُنَّا طَرَآئِـقَ قِدَداًؐ </text:span><text:span text:style-name="T3">(11)</text:span><text:span text:style-name="T2"> وَإِنَّا ظَنَنَّآ أَن لَّن نُّعْجِزَ </text:span><text:span text:style-name="T5">۰</text:span><text:span text:style-name="T2">للَّهَ فِى </text:span><text:span text:style-name="T5">۱</text:span><text:span text:style-name="T2">لاَرْضِ وَلَــن نُّعْجِزَهُ„ هَرَباًؐ </text:span><text:span text:style-name="T3">(12)</text:span><text:span text:style-name="T2"> وَإِنَّا لَمَّا سَمِعْنَا </text:span><text:span text:style-name="T5">۰</text:span><text:span text:style-name="T2">لْهُدۭيٰٓ ءَامَنَّا بِهِؐ” فَمَنْ يُّومِنۢ بِرَبِّهِ” فَلاَ يَخَافُ بَخْساً وَلاَ رَهَـقاًؐ </text:span><text:span text:style-name="T3">(13)</text:span><text:span text:style-name="T2"> وَإِنَّا مِنَّا </text:span><text:span text:style-name="T5">۰</text:span><text:span text:style-name="T2">لْمُسْلِمُونَ وَمِنَّا </text:span><text:span text:style-name="T5">۰</text:span><text:span text:style-name="T2">لْقَـٰسِطُونَؐ فَمَنَ اَسْلَمَ فَٱُوْلَئِــكَ تَحَرَّوْاْ رَشَداًؐ </text:span><text:span text:style-name="T3">(14)</text:span><text:span text:style-name="T2"> وَأَمَّا </text:span><text:span text:style-name="T5">۰</text:span><text:span text:style-name="T2">لْقَـٰسِطُونَ فَكَانُواْ لِجَهَنَّمَ حَطَباًؐ </text:span><text:span text:style-name="T3">(15)</text:span><text:span text:style-name="T2"> وَأَن لَّوۣ 'سْتَقَـٰمُواْ عَلَــي </text:span><text:span text:style-name="T5">۰</text:span><text:span text:style-name="T2">لطَّرۣيقَةِ لَأَسْقَيْنَـٰهُم مَّآءٗ غَدَقاً </text:span><text:span text:style-name="T3">(16)</text:span><text:span text:style-name="T2"> لِّنَفْتِنَهُمْ فِيهِؐ وَمَنْ يُّعْرۣضضضْ عَن ذِكْرۣ رَبِّهِ” نَسْلُكْهُ عَذَاباً صَعَداًؐ </text:span><text:span text:style-name="T3">(17)</text:span><text:span text:style-name="T2"> وَأَنَّ </text:span><text:span text:style-name="T5">۰</text:span><text:span text:style-name="T2">ڤْمَسَـٰجِدَ لِلهِ فَلاَ تَدْعُواْ مَعَ </text:span><text:span text:style-name="T5">۰</text:span><text:span text:style-name="T2">للَّهِ أَحَداًؐ </text:span><text:span text:style-name="T3">(18)</text:span><text:span text:style-name="T2"> وَإِنَّهُ„ لَمَّا قَامَ عَبْدُ </text:span><text:span text:style-name="T5">۴</text:span><text:span text:style-name="T2">للَّهِ يَدْعُوهُ كَادُواْ يَكُونُونَ عَلَيْهِ لِبَداًؐ </text:span><text:span text:style-name="T3">(19)</text:span><text:span text:style-name="T2"> قَالَ إِنَّمَآ أَدْعُواْ رَبِّى وَلآَ ٱُشْرۣكككُ بِهِ“ أَحَداًؐ </text:span><text:span text:style-name="T3">(20)</text:span><text:span text:style-name="T2"> قُـلِ اِنِّى لآَ أَمْلِــكُ لَكُمْ ضَرّاً</text:span></text:p>
      <text:p text:style-name="P3" loext:marker-style-name="T2"/>
      <text:p text:style-name="P4" loext:marker-style-name="T2"><text:span text:style-name="T2">599</text:span></text:p>
      <text:p text:style-name="P2" loext:marker-style-name="T2"><text:span text:style-name="T2">وَلاَ رَشَداًؐ </text:span><text:span text:style-name="T3">(21)</text:span><text:span text:style-name="T2"> قُـلِ اِنِّى لَنْ يُّجِيرَنِى مِــنَ </text:span><text:span text:style-name="T5">۰</text:span><text:span text:style-name="T2">للَّهِ أَحَدٌ وَلَنَ اَجِدَ مِن دُونِهِ” مُڤْتَحَداٗ </text:span><text:span text:style-name="T3">(22)</text:span><text:span text:style-name="T2"> اِلاَّ بَچَغاً مِّــنَ </text:span><text:span text:style-name="T5">۰</text:span><text:span text:style-name="T2">للَّهِ وَرۣسَـٰچَتِهِؐ” ® وَمَنْ يَّعْـصِ </text:span><text:span text:style-name="T5">۱</text:span><text:span text:style-name="T2">للَّهَ وَرَسُولَهُ„ فَإِنَّ لَهُ„ نَارَ جَهَنَّمَ خَـٰلِدِينَ فِيهَآ أَبَداٗؐ </text:span><text:span text:style-name="T3">(23)</text:span><text:span text:style-name="T2"> حَتَّـيٰٓ إِذَا رَأَوْاْ مَا يُوعَدُونَ فَسَيَعْلَمُونَ مَــنَ اَضْعَفُ نَاصِراً وَأَقَــلُّ عَدَداًؐ </text:span><text:span text:style-name="T3">(24)</text:span><text:span text:style-name="T2"> قُـلِ اِنَ اَدْرۣىٓ أَقَرۣيبٌ مَّا تُوعَدُونَ أَمْ يَجْعَلُ لَهُ„ رَبِّيَ أَمَداٗؐ </text:span><text:span text:style-name="T3">(25)</text:span><text:span text:style-name="T2"> عَـٰلِمُ </text:span><text:span text:style-name="T5">۴</text:span><text:span text:style-name="T2">لْغَيْبِ فَلاَ يُظْهِرُ عَلَيٰ غَيْبِهِ“ أَحَداٗ </text:span><text:span text:style-name="T3">(26)</text:span><text:span text:style-name="T2"> اِلاَّ مَنِ 'رْتَضۭيٰ مِن رَّسُولٍ فَإِنَّهُ„ يَسْلُــكُ مِنۢ بَيْـنِ يَدَيْهِ وَمِــنْ خَلْفِهِ” رَصَداً </text:span><text:span text:style-name="T3">(27)</text:span><text:span text:style-name="T2"> لِّيَعْلَمَ أَننن قَدَ اَبْلَغُواْ رۣسَـٰچَتِ رَبِّهِمْ وَأَحَاطَ بِمَا لَدَيْهِمْ وَأَحْصۭــيٰ كُلَّ شَيْءٖ عَدَداً </text:span><text:span text:style-name="T3">(28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28:00.473635791</meta:creation-date>
    <dc:date>2025-03-03T14:28:10.319081566</dc:date>
    <meta:editing-duration>PT12S</meta:editing-duration>
    <meta:editing-cycles>1</meta:editing-cycles>
    <meta:document-statistic meta:table-count="0" meta:image-count="0" meta:object-count="0" meta:page-count="3" meta:paragraph-count="6" meta:word-count="324" meta:character-count="1648" meta:non-whitespace-character-count="1329"/>
    <meta:generator>LibreOffice/24.8.2.1$Linux_X86_64 LibreOffice_project/0f794b6e29741098670a3b95d60478a65d05ef13</meta:generator>
  </office:meta>
</office:document-meta>
</file>